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3pt" style:font-size-asian="23pt" style:font-size-complex="2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Design Patterns</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Design Patterns</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Design patterns are reusable solutions to commonly occurring problems in software design.</text:span></text:p>
              </text:list-item>
              <text:list-item>
                <text:p text:style-name="P7"><text:span text:style-name="T6">An important aspect of writing maintainable code is being able to notice the recurring themes in that code and optimize them.</text:span></text:p>
              </text:list-item>
              <text:list-item>
                <text:p text:style-name="P7"><text:span text:style-name="T6">A pattern is a reusable solution that can be applied to commonly occurring problems in software design.</text:span></text:p>
              </text:list-item>
              <text:list-item>
                <text:p text:style-name="P7"><text:span text:style-name="T6">Patterns are proven solutions</text:span></text:p>
              </text:list-item>
              <text:list-item>
                <text:p text:style-name="P7"><text:span text:style-name="T6">They provide solid approaches to solving issues in software development using proven techniques.</text:span></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Design Pattern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These proven techniques reflect the experience and insights of the developer that defined them as a pattern.</text:span></text:p>
              </text:list-item>
              <text:list-item>
                <text:p text:style-name="P7"><text:span text:style-name="T6">Patterns however are not an </text:span><text:span text:style-name="T7">exact</text:span><text:span text:style-name="T8"> solution. Patterns simply help us in identifying the nature of a problem and its recurrence and provide as a solution.</text:span></text:p>
              </text:list-item>
              <text:list-item>
                <text:p text:style-name="P7"><text:span text:style-name="T8">Patterns can be of help only when we could identify the recurrence of a problem.</text:span></text:p>
              </text:list-item>
              <text:list-item>
                <text:p text:style-name="P7"><text:span text:style-name="T8">With design patterns it is </text:span><text:span text:style-name="T7">experience reuse</text:span><text:span text:style-name="T8">.</text:span></text:p>
              </text:list-item>
              <text:list-item>
                <text:p text:style-name="P7"><text:span text:style-name="T8">Patterns are broadly classified into three categories as Creational, Behavioral and Structural.</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Golden Rules of Design Patterns</text:span></text:p>
          <draw:enhanced-geometry svg:viewBox="0 0 21600 21600" draw:type="rectangle" draw:enhanced-path="M 0 0 L 21600 0 21600 21600 0 21600 0 0 Z N"/>
        </draw:custom-shape>
        <draw:frame draw:style-name="gr6" draw:text-style-name="P9" draw:layer="layout" svg:width="24.2cm" svg:height="14.4cm" svg:x="0.6cm" svg:y="3.2cm">
          <draw:text-box>
            <text:list text:style-name="L1">
              <text:list-item>
                <text:p text:style-name="P7"><text:span text:style-name="T9">Look for the common features of the problem to be solved.</text:span></text:p>
              </text:list-item>
              <text:list-item>
                <text:p text:style-name="P7"><text:span text:style-name="T9">Identify the aspects that are variable and encapsulate them so that you can modify them later without affecting others.</text:span></text:p>
              </text:list-item>
              <text:list-item>
                <text:p text:style-name="P7"><text:span text:style-name="T9">Client should always call/program to the abstraction (interface) and not the implementation; i.e., design to interfaces.</text:span></text:p>
              </text:list-item>
              <text:list-item>
                <text:p text:style-name="P7"><text:span text:style-name="T9">Future changes should not impact the existing system.</text:span></text:p>
              </text:list-item>
              <text:list-item>
                <text:p text:style-name="P7"><text:span text:style-name="T9">Get away from coupling as much as possible.</text:span></text:p>
                <text:list>
                  <text:list-header>
                    <text:p text:style-name="P7"><text:span text:style-name="T9">Inheritance(tight coupling) ==&gt; Composition ==&gt; Aggregation ==&gt; Association ==&gt; ...</text:span></text:p>
                  </text:list-header>
                </text:list>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6-16T14:09:07.83</dc:date>
    <meta:generator>OpenOffice.org/3.4$Win32 OpenOffice.org_project/340m1$Build-9590</meta:generator>
    <meta:editing-duration>P22DT19H21M38S</meta:editing-duration>
    <meta:editing-cycles>194</meta:editing-cycles>
    <meta:document-statistic meta:object-count="96"/>
  </office:meta>
</office:document-meta>
</file>